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bbfac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bbf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bbfac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bbfac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bbf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officeooo:paragraph-rsid="000bbfac"/>
    </style:style>
    <style:style style:name="P13" style:family="paragraph" style:parent-style-name="UrbanTitle">
      <style:text-properties style:font-name="arial" style:text-underline-style="none" officeooo:paragraph-rsid="000bbfac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>Enquête publique : accusé de réception d'une réclamation</text:p>
      <text:p text:style-name="P9"/>
      <text:p text:style-name="P11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4"><text:span text:style-name="T15">do text if len(self</text:span><text:span text:style-name="T14">.getApplicants()</text:span><text:span text:style-name="T15">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13">do text if not len(self</text:span><text:span text:style-name="T14">.getApplicants()</text:span><text:span text:style-name="T13">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self.getPortionOutsText()</text:text-input></text:p>
      <text:p text:style-name="P11"/>
      <text:p text:style-name="P11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1"/>
      <text:p text:style-name="P11"><office:annotation><dc:creator>Ngaha </dc:creator><dc:date>2016-02-03T13:48:59</dc:date><text:p text:style-name="P14"><text:span text:style-name="T12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11"><office:annotation><dc:creator>Ngaha </dc:creator><dc:date>2016-02-03T13:47:58</dc:date><text:p text:style-name="P14"><text:span text:style-name="T12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11"/>
      <text:p text:style-name="P11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1"/>
      <text:p text:style-name="P11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1"/>
      <text:p text:style-name="P11">Les avis d'enquêtes ont été distribués aux occupants des immeubles situés dans un rayon de 50 mètres à partir des limites de la parcelle.</text:p>
      <text:p text:style-name="P11"/>
      <text:p text:style-name="P11"><office:annotation><dc:creator>Gauthier Bastien</dc:creator><dc:date>2011-06-14T13:57:41</dc:date><text:p text:style-name="P14"><text:span text:style-name="T11">do text if not tool.isDecentralized or (</text:span><text:span text:style-name="T12">tool.isDecentralized </text:span><text:span text:style-name="T11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11"><office:annotation><dc:creator>Gauthier Bastien</dc:creator><dc:date>2011-06-14T13:57:41</dc:date><text:p text:style-name="P14"><text:span text:style-name="T11">do text if </text:span><text:span text:style-name="T12">tool.isDecentralized </text:span><text:span text:style-name="T11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11"/>
      <text:p text:style-name="P11">Nous ne manquerons pas de vous informer du suivi de cette affaire.</text:p>
      <text:p text:style-name="P11"/>
      <text:p text:style-name="P11">Pour tout renseignement complémentaire relatif à l'instruction de ce dossier, nous vous invitons à contacter la personne renseignée en haut à gauche de ce document.</text:p>
      <text:p text:style-name="P11"><text:soft-page-break/></text:p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6:58.362047917</dc:date>
    <dc:language>fr-FR</dc:language>
    <meta:editing-cycles>152</meta:editing-cycles>
    <meta:editing-duration>P2DT6H33M12S</meta:editing-duration>
    <meta:document-statistic meta:table-count="1" meta:image-count="0" meta:object-count="0" meta:page-count="2" meta:paragraph-count="23" meta:word-count="321" meta:character-count="2492" meta:non-whitespace-character-count="2225"/>
    <meta:user-defined meta:name="Info 1"/>
    <meta:user-defined meta:name="Info 2"/>
    <meta:user-defined meta:name="Info 3"/>
    <meta:user-defined meta:name="Info 4"/>
  </office:meta>
</office:document-meta>
</file>